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reditNote-2.1" table:style-name="ta1" table:print-ranges="A1:AF53">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reditNote">
            <text:p>CreditNote</text:p>
          </table:table-cell>
          <table:table-cell table:style-name="ce8" office:value-type="string" office:string-value="Credit Note. Details">
            <text:p>Credit Note. Details</text:p>
          </table:table-cell>
          <table:table-cell table:style-name="ce8" office:value-type="string" office:string-value=""/>
          <table:table-cell table:style-name="ce8" office:value-type="string" office:string-value="Credit Note">
            <text:p>Credit Not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specify credits due to the Debtor from the Creditor.">
            <text:p>A document used to specify credits due to the Debtor from the Creditor.</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Credit Note. UBL Version Identifier. Identifier">
            <text:p>Credit Note. UBL Version Identifier. Identifier</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2.0.5">
            <text:p>2.0.5</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cell B3 changed from Credit Note. UBL Version. Identifier to Credit Note. UBL Version Identifier. Identifier ">
            <text:p>Changes for UBL 2.0 Update Package: cell B3 changed from <text:s/>Credit Note. UBL Version. Identifier <text:s/>to</text:p>
            <text:p><text:s/>Credit Note. UBL Version Identifier. Identifier </text:p>
          </table:table-cell>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Credit Note. Customization Identifier. Identifier">
            <text:p>Credit Note. Customization Identifier. Identifier</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NES">
            <text:p>NE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Credit Note. Profile Identifier. Identifier">
            <text:p>Credit Note. Profile Identifier. Identifier</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BasicProcurementProcess">
            <text:p>BasicProcurementProces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Credit Note. Profile Execution Identifier. Identifier">
            <text:p>Credit Note. Profile Execution Identifier. Identifier</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BPP-1001">
            <text:p>BPP-1001</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Credit Note. Identifier">
            <text:p>Credit Note. Identifier</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9" office:value-type="string" office:string-value="Credit Note. Copy_ Indicator. Indicator">
            <text:p>Credit Note. Copy_ Indicator. Indicator</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8]&lt;&gt;&quot;&quot;;CONCATENATE([.F8];&quot; &quot;;[.G8]);[.G8])"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office:value-type="string"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table:style-name="ce9" office:value-type="string" office:string-value="Credit Note. UUID. Identifier">
            <text:p>Credit Note. UUID. Identifier</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9]&lt;&gt;&quot;&quot;;CONCATENATE([.F9];&quot; &quot;;[.G9]);[.G9])"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0]=&quot;UUID&quot;;&quot;UUID&quot;;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9" office:value-type="string" office:string-value="Credit Note. Issue Date. Date">
            <text:p>Credit Note. Issue Date. Date</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0]&lt;&gt;&quot;&quot;;CONCATENATE([.F10];&quot; &quot;;[.G10]);[.G10])"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9" office:value-type="string" office:string-value="Credit Note. Issue Time. Time">
            <text:p>Credit Note. Issue Time. Time</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1]&lt;&gt;&quot;&quot;;CONCATENATE([.F11];&quot; &quot;;[.G11]);[.G11])"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TaxPointDate">
            <text:p>TaxPointDate</text:p>
          </table:table-cell>
          <table:table-cell table:style-name="ce9" office:value-type="string" office:string-value="Credit Note. Tax Point Date. Date">
            <text:p>Credit Note. Tax Point Date. Date</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Tax Point">
            <text:p>Tax Point</text:p>
          </table:table-cell>
          <table:table-cell table:style-name="ce9" office:value-type="string" office:string-value="Date">
            <text:p>Date</text:p>
          </table:table-cell>
          <table:table-cell table:style-name="ce11" office:value-type="string" table:formula="of:=IF([.F12]&lt;&gt;&quot;&quot;;CONCATENATE([.F12];&quot; &quot;;[.G12]);[.G12])" office:string-value="Tax Point Date">
            <text:p>Tax Point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date of the Credit Note, used to indicate the point at which tax becomes applicable.">
            <text:p>The date of the Credit Note, used to indicate the point at which tax becomes applicabl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CreditNoteTypeCode">
            <text:p>CreditNoteTypeCode</text:p>
          </table:table-cell>
          <table:table-cell table:style-name="ce9" office:value-type="string" office:string-value="Credit Note. Credit Note Type Code. Code">
            <text:p>Credit Note. Credit Note Type Code. Code</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Credit Note Type">
            <text:p>Credit Note Type</text:p>
          </table:table-cell>
          <table:table-cell table:style-name="ce9" office:value-type="string" office:string-value="Code">
            <text:p>Code</text:p>
          </table:table-cell>
          <table:table-cell table:style-name="ce11" office:value-type="string" table:formula="of:=IF([.F13]&lt;&gt;&quot;&quot;;CONCATENATE([.F13];&quot; &quot;;[.G13]);[.G13])" office:string-value="Credit Note Type Code">
            <text:p>Credit Note Type Code</text:p>
          </table:table-cell>
          <table:table-cell table:style-name="ce9" office:value-type="string" office:string-value="Code">
            <text:p>Code</text:p>
          </table:table-cell>
          <table:table-cell table:style-name="ce9" office:value-type="string" office:string-value=""/>
          <table:table-cell table:style-name="ce11" office:value-type="string" table:formula="of:=IF([.J13]&lt;&gt;&quot;&quot;;CONCATENATE([.J13];&quot;_ &quot;;[.I13];&quot;. Type&quot;);CONCATENATE([.I13];&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type of the Credit Note.">
            <text:p>A code signifying the type of the Credit Not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Note">
            <text:p>Note</text:p>
          </table:table-cell>
          <table:table-cell table:style-name="ce9" office:value-type="string" office:string-value="Credit Note. Note. Text">
            <text:p>Credit Note. Note. Text</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4]&lt;&gt;&quot;&quot;;CONCATENATE([.F14];&quot; &quot;;[.G14]);[.G14])"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DocumentCurrencyCode">
            <text:p>DocumentCurrencyCode</text:p>
          </table:table-cell>
          <table:table-cell table:style-name="ce9" office:value-type="string" office:string-value="Credit Note. Document_ Currency Code. Code">
            <text:p>Credit Note. Document_ Currency Code. Code</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Document">
            <text:p>Docu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5]&lt;&gt;&quot;&quot;;CONCATENATE([.F15];&quot; &quot;;[.G15]);[.G15])"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5]&lt;&gt;&quot;&quot;;CONCATENATE([.J15];&quot;_ &quot;;[.I15];&quot;. Type&quot;);CONCATENATE([.I15];&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TaxCurrencyCode">
            <text:p>TaxCurrencyCode</text:p>
          </table:table-cell>
          <table:table-cell table:style-name="ce9" office:value-type="string" office:string-value="Credit Note. Tax_ Currency Code. Code">
            <text:p>Credit Note. Tax_ Currency Code. Code</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Tax">
            <text:p>Tax</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6]&lt;&gt;&quot;&quot;;CONCATENATE([.F16];&quot; &quot;;[.G16]);[.G16])"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6]&lt;&gt;&quot;&quot;;CONCATENATE([.J16];&quot;_ &quot;;[.I16];&quot;. Type&quot;);CONCATENATE([.I16];&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tax amounts in the Credit Note.">
            <text:p>A code signifying the currency used for tax amounts in the Credit No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PricingCurrencyCode">
            <text:p>PricingCurrencyCode</text:p>
          </table:table-cell>
          <table:table-cell table:style-name="ce9" office:value-type="string" office:string-value="Credit Note. Pricing_ Currency Code. Code">
            <text:p>Credit Note. Pricing_ Currency Code. Code</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Pricing">
            <text:p>Pricing</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7]&lt;&gt;&quot;&quot;;CONCATENATE([.F17];&quot; &quot;;[.G17]);[.G17])"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7]&lt;&gt;&quot;&quot;;CONCATENATE([.J17];&quot;_ &quot;;[.I17];&quot;. Type&quot;);CONCATENATE([.I17];&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rices in the Credit Note.">
            <text:p>A code signifying the currency used for prices in the Credit No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PaymentCurrencyCode">
            <text:p>PaymentCurrencyCode</text:p>
          </table:table-cell>
          <table:table-cell table:style-name="ce9" office:value-type="string" office:string-value="Credit Note. Payment_ Currency Code. Code">
            <text:p>Credit Note. Payment_ Currency Code. Code</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Payment">
            <text:p>Pay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8]&lt;&gt;&quot;&quot;;CONCATENATE([.F18];&quot; &quot;;[.G18]);[.G18])"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8]&lt;&gt;&quot;&quot;;CONCATENATE([.J18];&quot;_ &quot;;[.I18];&quot;. Type&quot;);CONCATENATE([.I18];&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ayment in the Credit Note.">
            <text:p>A code signifying the currency used for payment in the Credit No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PaymentAlternativeCurrencyCode">
            <text:p>PaymentAlternativeCurrencyCode</text:p>
          </table:table-cell>
          <table:table-cell table:style-name="ce9" office:value-type="string" office:string-value="Credit Note. Payment Alternative_ Currency Code. Code">
            <text:p>Credit Note. Payment Alternative_ Currency Code. Code</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Payment Alternative">
            <text:p>Payment Alternative</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9]&lt;&gt;&quot;&quot;;CONCATENATE([.F19];&quot; &quot;;[.G19]);[.G19])"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9]&lt;&gt;&quot;&quot;;CONCATENATE([.J19];&quot;_ &quot;;[.I19];&quot;. Type&quot;);CONCATENATE([.I19];&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alternative currency used for payment in the Credit Note.">
            <text:p>A code signifying the alternative currency used for payment in the Credit No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AccountingCostCode">
            <text:p>AccountingCostCode</text:p>
          </table:table-cell>
          <table:table-cell table:style-name="ce9" office:value-type="string" office:string-value="Credit Note. Accounting Cost Code. Code">
            <text:p>Credit Note. Accounting Cost Code. Code</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Accounting Cost">
            <text:p>Accounting Cost</text:p>
          </table:table-cell>
          <table:table-cell table:style-name="ce9" office:value-type="string" office:string-value="Code">
            <text:p>Code</text:p>
          </table:table-cell>
          <table:table-cell table:style-name="ce11" office:value-type="string" table:formula="of:=IF([.F20]&lt;&gt;&quot;&quot;;CONCATENATE([.F20];&quot; &quot;;[.G20]);[.G20])" office:string-value="Accounting Cost Code">
            <text:p>Accounting Cost Code</text:p>
          </table:table-cell>
          <table:table-cell table:style-name="ce9" office:value-type="string" office:string-value="Code">
            <text:p>Code</text:p>
          </table:table-cell>
          <table:table-cell table:style-name="ce9" office:value-type="string" office:string-value=""/>
          <table:table-cell table:style-name="ce11" office:value-type="string" table:formula="of:=IF([.J20]&lt;&gt;&quot;&quot;;CONCATENATE([.J20];&quot;_ &quot;;[.I20];&quot;. Type&quot;);CONCATENATE([.I20];&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Credit Note as a whole.">
            <text:p>The buyer's accounting code, applied to the Credit Note as a whol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AccountingCost">
            <text:p>AccountingCost</text:p>
          </table:table-cell>
          <table:table-cell table:style-name="ce9" office:value-type="string" office:string-value="Credit Note. Accounting Cost. Text">
            <text:p>Credit Note. Accounting Cost. Text</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Accounting">
            <text:p>Accounting</text:p>
          </table:table-cell>
          <table:table-cell table:style-name="ce9" office:value-type="string" office:string-value="Cost">
            <text:p>Cost</text:p>
          </table:table-cell>
          <table:table-cell table:style-name="ce11" office:value-type="string" table:formula="of:=IF([.F21]&lt;&gt;&quot;&quot;;CONCATENATE([.F21];&quot; &quot;;[.G21]);[.G21])" office:string-value="Accounting Cost">
            <text:p>Accounting Cost</text:p>
          </table:table-cell>
          <table:table-cell table:style-name="ce9" office:value-type="string" office:string-value="Text">
            <text:p>Text</text:p>
          </table:table-cell>
          <table:table-cell table:style-name="ce9" office:value-type="string" office:string-value=""/>
          <table:table-cell table:style-name="ce11" office:value-type="string" table:formula="of:=IF([.J21]&lt;&gt;&quot;&quot;;CONCATENATE([.J21];&quot;_ &quot;;[.I21];&quot;. Type&quot;);CONCATENATE([.I21];&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Credit Note as a whole, expressed as text.">
            <text:p>The buyer's accounting code, applied to the Credit Note as a whole, expressed as tex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2]=&quot;UUID&quot;;&quot;UUID&quot;;SUBSTITUTE(SUBSTITUTE(CONCATENATE(IF([.E22]=&quot;Universally Unique&quot;;&quot;UU&quot;;[.E22]);IF([.G22]&lt;&gt;[.I22];[.H22];[.F22]);CONCATENATE(IF([.I22]=&quot;Identifier&quot;;&quot;ID&quot;;IF([.I22]=&quot;Text&quot;;&quot;&quot;;[.I22]))));&quot; &quot;;&quot;&quot;);&quot;'&quot;;&quot;&quot;))" office:value-type="string" office:string-value="LineCountNumeric">
            <text:p>LineCountNumeric</text:p>
          </table:table-cell>
          <table:table-cell table:style-name="ce9" office:value-type="string" office:string-value="Credit Note. Line Count. Numeric">
            <text:p>Credit Note. Line Count. Numeric</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
          <table:table-cell table:style-name="ce9" office:value-type="string" office:string-value="Line">
            <text:p>Line</text:p>
          </table:table-cell>
          <table:table-cell table:style-name="ce9" office:value-type="string" office:string-value="Count">
            <text:p>Count</text:p>
          </table:table-cell>
          <table:table-cell table:style-name="ce11" office:value-type="string" table:formula="of:=IF([.F22]&lt;&gt;&quot;&quot;;CONCATENATE([.F22];&quot; &quot;;[.G22]);[.G22])" office:string-value="Line Count">
            <text:p>Line Count</text:p>
          </table:table-cell>
          <table:table-cell table:style-name="ce9" office:value-type="string" office:string-value="Numeric">
            <text:p>Numeric</text:p>
          </table:table-cell>
          <table:table-cell table:style-name="ce9" office:value-type="string" office:string-value=""/>
          <table:table-cell table:style-name="ce11" office:value-type="string" table:formula="of:=IF([.J22]&lt;&gt;&quot;&quot;;CONCATENATE([.J22];&quot;_ &quot;;[.I22];&quot;. Type&quot;);CONCATENATE([.I22];&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number of Credit Note Lines in the document.">
            <text:p>The number of Credit Note Lines in the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Data Type (cell K20) changed from blank to Numeric. Type ">
            <text:p>Changes for UBL 2.0 Update Package: Data Type (cell K20) changed from blank to <text:s/>Numeric. Type </text:p>
          </table:table-cell>
        </table:table-row>
        <table:table-row table:style-name="ro2">
          <table:table-cell table:style-name="ce3" table:formula="of:=IF([.G23]=&quot;UUID&quot;;&quot;UUID&quot;;SUBSTITUTE(SUBSTITUTE(CONCATENATE(IF([.E23]=&quot;Universally Unique&quot;;&quot;UU&quot;;[.E23]);IF([.G23]&lt;&gt;[.I23];[.H23];[.F23]);CONCATENATE(IF([.I23]=&quot;Identifier&quot;;&quot;ID&quot;;IF([.I23]=&quot;Text&quot;;&quot;&quot;;[.I23]))));&quot; &quot;;&quot;&quot;);&quot;'&quot;;&quot;&quot;))" office:value-type="string" office:string-value="BuyerReference">
            <text:p>BuyerReference</text:p>
          </table:table-cell>
          <table:table-cell table:style-name="ce9" office:value-type="string" office:string-value="Credit Note. Buyer_ Reference. Text">
            <text:p>Credit Note. Buyer_ Reference. Text</text:p>
          </table:table-cell>
          <table:table-cell table:style-name="ce9" office:value-type="string" office:string-value=""/>
          <table:table-cell table:style-name="ce9" office:value-type="string" office:string-value="Credit Note">
            <text:p>Credit Note</text:p>
          </table:table-cell>
          <table:table-cell table:style-name="ce9" office:value-type="string" office:string-value="Buyer">
            <text:p>Buyer</text:p>
          </table:table-cell>
          <table:table-cell table:style-name="ce9" office:value-type="string" office:string-value=""/>
          <table:table-cell table:style-name="ce9" office:value-type="string" office:string-value="Reference">
            <text:p>Reference</text:p>
          </table:table-cell>
          <table:table-cell table:style-name="ce11" office:value-type="string" table:formula="of:=IF([.F23]&lt;&gt;&quot;&quot;;CONCATENATE([.F23];&quot; &quot;;[.G23]);[.G23])" office:string-value="Reference">
            <text:p>Reference</text:p>
          </table:table-cell>
          <table:table-cell table:style-name="ce9" office:value-type="string" office:string-value="Text">
            <text:p>Text</text:p>
          </table:table-cell>
          <table:table-cell table:style-name="ce9" office:value-type="string" office:string-value=""/>
          <table:table-cell table:style-name="ce11" office:value-type="string" table:formula="of:=IF([.J23]&lt;&gt;&quot;&quot;;CONCATENATE([.J23];&quot;_ &quot;;[.I23];&quot;. Type&quot;);CONCATENATE([.I2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reference provided by the buyer used for internal routing of the document.">
            <text:p>A reference provided by the buyer used for internal routing of the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InvoicePeriod">
            <text:p>InvoicePeriod</text:p>
          </table:table-cell>
          <table:table-cell office:value-type="string" table:style-name="ce10" office:string-value="Credit Note. Invoice_ Period. Period">
            <text:p>Credit Note. Invoice_ Period. Period</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formula="of:=[.M24]"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ssociates the Credit Note with Invoicing Periods rather than with a specific Invoice.">
            <text:p>Associates the Credit Note with Invoicing Periods rather than with a specific Invoic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DiscrepancyResponse">
            <text:p>DiscrepancyResponse</text:p>
          </table:table-cell>
          <table:table-cell office:value-type="string" table:style-name="ce10" office:string-value="Credit Note. Discrepancy_ Response. Response">
            <text:p>Credit Note. Discrepancy_ Response. Respons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Discrepancy">
            <text:p>Discrepancy</text:p>
          </table:table-cell>
          <table:table-cell table:style-name="ce10" office:value-type="string" office:string-value=""/>
          <table:table-cell table:style-name="ce10" office:value-type="string" office:string-value=""/>
          <table:table-cell table:formula="of:=[.M25]" office:value-type="string" table:style-name="ce10" office:string-value="Response">
            <text:p>Response</text:p>
          </table:table-cell>
          <table:table-cell office:value-type="string" table:style-name="ce10" office:string-value="Response">
            <text:p>Respons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Response">
            <text:p>Respons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ason for the Credit Note as a whole.">
            <text:p>A reason for the Credit Note as a whol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OrderReference">
            <text:p>OrderReference</text:p>
          </table:table-cell>
          <table:table-cell office:value-type="string" table:style-name="ce10" office:string-value="Credit Note. Order Reference">
            <text:p>Credit Note. Order Reference</text:p>
          </table:table-cell>
          <table:table-cell table:style-name="ce10" office:value-type="string" office:string-value=""/>
          <table:table-cell office:value-type="string" table:style-name="ce10" office:string-value="Credit Note">
            <text:p>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26]" office:value-type="string" table:style-name="ce10" office:string-value="Order Reference">
            <text:p>Order Reference</text:p>
          </table:table-cell>
          <table:table-cell office:value-type="string" table:style-name="ce10"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Reference">
            <text:p>Order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Order associated with this Credit Note.">
            <text:p>The Order associated with this Credit Not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BillingReference">
            <text:p>BillingReference</text:p>
          </table:table-cell>
          <table:table-cell office:value-type="string" table:style-name="ce10" office:string-value="Credit Note. Billing Reference">
            <text:p>Credit Note. Billing Reference</text:p>
          </table:table-cell>
          <table:table-cell table:style-name="ce10" office:value-type="string" office:string-value=""/>
          <table:table-cell office:value-type="string" table:style-name="ce10" office:string-value="Credit Note">
            <text:p>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27]" office:value-type="string" table:style-name="ce10" office:string-value="Billing Reference">
            <text:p>Billing Reference</text:p>
          </table:table-cell>
          <table:table-cell office:value-type="string" table:style-name="ce10" office:string-value="Billing Reference">
            <text:p>Billing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Billing Reference">
            <text:p>Billing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billing document associated with this document.">
            <text:p>A reference to a billing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DespatchDocumentReference">
            <text:p>DespatchDocumentReference</text:p>
          </table:table-cell>
          <table:table-cell office:value-type="string" table:style-name="ce10" office:string-value="Credit Note. Despatch_ Document Reference. Document Reference">
            <text:p>Credit Note. Despatch_ Document Reference. Document Referenc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Despatch">
            <text:p>Despatch</text:p>
          </table:table-cell>
          <table:table-cell table:style-name="ce10" office:value-type="string" office:string-value=""/>
          <table:table-cell table:style-name="ce10" office:value-type="string" office:string-value=""/>
          <table:table-cell table:formula="of:=[.M28]"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Despatch Advice associated with this document.">
            <text:p>A reference to a Despatch Advice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ReceiptDocumentReference">
            <text:p>ReceiptDocumentReference</text:p>
          </table:table-cell>
          <table:table-cell office:value-type="string" table:style-name="ce10" office:string-value="Credit Note. Receipt_ Document Reference. Document Reference">
            <text:p>Credit Note. Receipt_ Document Reference. Document Referenc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Receipt">
            <text:p>Receipt</text:p>
          </table:table-cell>
          <table:table-cell table:style-name="ce10" office:value-type="string" office:string-value=""/>
          <table:table-cell table:style-name="ce10" office:value-type="string" office:string-value=""/>
          <table:table-cell table:formula="of:=[.M29]"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Receipt Advice associated with this document.">
            <text:p>A reference to a Receipt Advice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ContractDocumentReference">
            <text:p>ContractDocumentReference</text:p>
          </table:table-cell>
          <table:table-cell office:value-type="string" table:style-name="ce10" office:string-value="Credit Note. Contract_ Document Reference. Document Reference">
            <text:p>Credit Note. Contract_ Document Reference. Document Referenc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formula="of:=[.M30]"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contract associated with this document.">
            <text:p>A reference to a contrac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AdditionalDocumentReference">
            <text:p>AdditionalDocumentReference</text:p>
          </table:table-cell>
          <table:table-cell office:value-type="string" table:style-name="ce10" office:string-value="Credit Note. Additional_ Document Reference. Document Reference">
            <text:p>Credit Note. Additional_ Document Reference. Document Referenc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31]"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StatementDocumentReference">
            <text:p>StatementDocumentReference</text:p>
          </table:table-cell>
          <table:table-cell office:value-type="string" table:style-name="ce10" office:string-value="Credit Note. Statement_ Document Reference. Document Reference">
            <text:p>Credit Note. Statement_ Document Reference. Document Referenc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Statement">
            <text:p>Statement</text:p>
          </table:table-cell>
          <table:table-cell table:style-name="ce10" office:value-type="string" office:string-value=""/>
          <table:table-cell table:style-name="ce10" office:value-type="string" office:string-value=""/>
          <table:table-cell table:formula="of:=[.M32]"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Statement associated with this document.">
            <text:p>A reference to a Statement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OriginatorDocumentReference">
            <text:p>OriginatorDocumentReference</text:p>
          </table:table-cell>
          <table:table-cell office:value-type="string" table:style-name="ce10" office:string-value="Credit Note. Originator_ Document Reference. Document Reference">
            <text:p>Credit Note. Originator_ Document Reference. Document Referenc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33]"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originator document associated with this document.">
            <text:p>A reference to an originator document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Signature">
            <text:p>Signature</text:p>
          </table:table-cell>
          <table:table-cell office:value-type="string" table:style-name="ce10" office:string-value="Credit Note. Signature">
            <text:p>Credit Note. Signature</text:p>
          </table:table-cell>
          <table:table-cell table:style-name="ce10" office:value-type="string" office:string-value=""/>
          <table:table-cell office:value-type="string" table:style-name="ce10" office:string-value="Credit Note">
            <text:p>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34]"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AccountingSupplierParty">
            <text:p>AccountingSupplierParty</text:p>
          </table:table-cell>
          <table:table-cell office:value-type="string" table:style-name="ce10" office:string-value="Credit Note. Accounting_ Supplier Party. Supplier Party">
            <text:p>Credit Note. Accounting_ Supplier Party. Supplier Party</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5]"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supplier party.">
            <text:p>The accounting supplier part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AccountingCustomerParty">
            <text:p>AccountingCustomerParty</text:p>
          </table:table-cell>
          <table:table-cell office:value-type="string" table:style-name="ce10" office:string-value="Credit Note. Accounting_ Customer Party. Customer Party">
            <text:p>Credit Note. Accounting_ Customer Party. Customer Party</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6]"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customer party.">
            <text:p>The accounting customer part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PayeeParty">
            <text:p>PayeeParty</text:p>
          </table:table-cell>
          <table:table-cell office:value-type="string" table:style-name="ce10" office:string-value="Credit Note. Payee_ Party. Party">
            <text:p>Credit Note. Payee_ Party. Party</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Payee">
            <text:p>Payee</text:p>
          </table:table-cell>
          <table:table-cell table:style-name="ce10" office:value-type="string" office:string-value=""/>
          <table:table-cell table:style-name="ce10" office:value-type="string" office:string-value=""/>
          <table:table-cell table:formula="of:=[.M37]"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yee.">
            <text:p>The paye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BuyerCustomerParty">
            <text:p>BuyerCustomerParty</text:p>
          </table:table-cell>
          <table:table-cell office:value-type="string" table:style-name="ce10" office:string-value="Credit Note. Buyer_ Customer Party. Customer Party">
            <text:p>Credit Note. Buyer_ Customer Party. Customer Party</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Buyer">
            <text:p>Buyer</text:p>
          </table:table-cell>
          <table:table-cell table:style-name="ce10" office:value-type="string" office:string-value=""/>
          <table:table-cell table:style-name="ce10" office:value-type="string" office:string-value=""/>
          <table:table-cell table:formula="of:=[.M38]"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buyer.">
            <text:p>The buy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SellerSupplierParty">
            <text:p>SellerSupplierParty</text:p>
          </table:table-cell>
          <table:table-cell office:value-type="string" table:style-name="ce10" office:string-value="Credit Note. Seller_ Supplier Party. Supplier Party">
            <text:p>Credit Note. Seller_ Supplier Party. Supplier Party</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Seller">
            <text:p>Seller</text:p>
          </table:table-cell>
          <table:table-cell table:style-name="ce10" office:value-type="string" office:string-value=""/>
          <table:table-cell table:style-name="ce10" office:value-type="string" office:string-value=""/>
          <table:table-cell table:formula="of:=[.M39]"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seller.">
            <text:p>The sell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TaxRepresentativeParty">
            <text:p>TaxRepresentativeParty</text:p>
          </table:table-cell>
          <table:table-cell office:value-type="string" table:style-name="ce10" office:string-value="Credit Note. Tax Representative_ Party. Party">
            <text:p>Credit Note. Tax Representative_ Party. Party</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Tax Representative">
            <text:p>Tax Representative</text:p>
          </table:table-cell>
          <table:table-cell table:style-name="ce10" office:value-type="string" office:string-value=""/>
          <table:table-cell table:style-name="ce10" office:value-type="string" office:string-value=""/>
          <table:table-cell table:formula="of:=[.M40]"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tax representative.">
            <text:p>The tax representativ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Delivery">
            <text:p>Delivery</text:p>
          </table:table-cell>
          <table:table-cell office:value-type="string" table:style-name="ce10" office:string-value="Credit Note. Delivery">
            <text:p>Credit Note. Delivery</text:p>
          </table:table-cell>
          <table:table-cell table:style-name="ce10" office:value-type="string" office:string-value=""/>
          <table:table-cell office:value-type="string" table:style-name="ce10" office:string-value="Credit Note">
            <text:p>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1]" office:value-type="string" table:style-name="ce10" office:string-value="Delivery">
            <text:p>Delivery</text:p>
          </table:table-cell>
          <table:table-cell office:value-type="string" table:style-name="ce10" office:string-value="Delivery">
            <text:p>Delive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xt:p>Delivery</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livery associated with this document.">
            <text:p>A delivery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DeliveryTerms">
            <text:p>DeliveryTerms</text:p>
          </table:table-cell>
          <table:table-cell office:value-type="string" table:style-name="ce10" office:string-value="Credit Note. Delivery Terms">
            <text:p>Credit Note. Delivery Terms</text:p>
          </table:table-cell>
          <table:table-cell table:style-name="ce10" office:value-type="string" office:string-value=""/>
          <table:table-cell office:value-type="string" table:style-name="ce10" office:string-value="Credit Note">
            <text:p>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2]" office:value-type="string" table:style-name="ce10" office:string-value="Delivery Terms">
            <text:p>Delivery Terms</text:p>
          </table:table-cell>
          <table:table-cell office:value-type="string" table:style-name="ce10" office:string-value="Delivery Terms">
            <text:p>Delivery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rms">
            <text:p>Delivery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delivery terms associated with this document.">
            <text:p>A set of delivery terms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PaymentMeans">
            <text:p>PaymentMeans</text:p>
          </table:table-cell>
          <table:table-cell office:value-type="string" table:style-name="ce10" office:string-value="Credit Note. Payment Means">
            <text:p>Credit Note. Payment Means</text:p>
          </table:table-cell>
          <table:table-cell table:style-name="ce10" office:value-type="string" office:string-value=""/>
          <table:table-cell office:value-type="string" table:style-name="ce10" office:string-value="Credit Note">
            <text:p>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3]" office:value-type="string" table:style-name="ce10" office:string-value="Payment Means">
            <text:p>Payment Means</text:p>
          </table:table-cell>
          <table:table-cell office:value-type="string" table:style-name="ce10"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Means">
            <text:p>Payment Mean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Expected means of payment.">
            <text:p>Expected means of pay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PaymentTerms">
            <text:p>PaymentTerms</text:p>
          </table:table-cell>
          <table:table-cell office:value-type="string" table:style-name="ce10" office:string-value="Credit Note. Payment Terms">
            <text:p>Credit Note. Payment Terms</text:p>
          </table:table-cell>
          <table:table-cell table:style-name="ce10" office:value-type="string" office:string-value=""/>
          <table:table-cell office:value-type="string" table:style-name="ce10" office:string-value="Credit Note">
            <text:p>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4]" office:value-type="string" table:style-name="ce10" office:string-value="Payment Terms">
            <text:p>Payment Terms</text:p>
          </table:table-cell>
          <table:table-cell office:value-type="string" table:style-name="ce10"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rms">
            <text:p>Payment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TaxExchangeRate">
            <text:p>TaxExchangeRate</text:p>
          </table:table-cell>
          <table:table-cell office:value-type="string" table:style-name="ce10" office:string-value="Credit Note. Tax_ Exchange Rate. Exchange Rate">
            <text:p>Credit Note. Tax_ Exchange Rate. Exchange Rat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Tax">
            <text:p>Tax</text:p>
          </table:table-cell>
          <table:table-cell table:style-name="ce10" office:value-type="string" office:string-value=""/>
          <table:table-cell table:style-name="ce10" office:value-type="string" office:string-value=""/>
          <table:table-cell table:formula="of:=[.M45]"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tax currency.">
            <text:p>The exchange rate between the document currency and the tax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PricingExchangeRate">
            <text:p>PricingExchangeRate</text:p>
          </table:table-cell>
          <table:table-cell office:value-type="string" table:style-name="ce10" office:string-value="Credit Note. Pricing_ Exchange Rate. Exchange Rate">
            <text:p>Credit Note. Pricing_ Exchange Rate. Exchange Rat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Pricing">
            <text:p>Pricing</text:p>
          </table:table-cell>
          <table:table-cell table:style-name="ce10" office:value-type="string" office:string-value=""/>
          <table:table-cell table:style-name="ce10" office:value-type="string" office:string-value=""/>
          <table:table-cell table:formula="of:=[.M46]"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ricing currency.">
            <text:p>The exchange rate between the document currency and the pricing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PaymentExchangeRate">
            <text:p>PaymentExchangeRate</text:p>
          </table:table-cell>
          <table:table-cell office:value-type="string" table:style-name="ce10" office:string-value="Credit Note. Payment_ Exchange Rate. Exchange Rate">
            <text:p>Credit Note. Payment_ Exchange Rate. Exchange Rat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formula="of:=[.M47]"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currency.">
            <text:p>The exchange rate between the document currency and the payment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table:style-name="ce4" office:string-value="PaymentAlternativeExchangeRate">
            <text:p>PaymentAlternativeExchangeRate</text:p>
          </table:table-cell>
          <table:table-cell office:value-type="string" table:style-name="ce10" office:string-value="Credit Note. Payment Alternative_ Exchange Rate. Exchange Rate">
            <text:p>Credit Note. Payment Alternative_ Exchange Rate. Exchange Rate</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Payment Alternative">
            <text:p>Payment Alternative</text:p>
          </table:table-cell>
          <table:table-cell table:style-name="ce10" office:value-type="string" office:string-value=""/>
          <table:table-cell table:style-name="ce10" office:value-type="string" office:string-value=""/>
          <table:table-cell table:formula="of:=[.M48]"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alternative currency.">
            <text:p>The exchange rate between the document currency and the payment alternative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9]=&quot;Universally Unique&quot;;&quot;UU&quot;;[.E49]);[.F49];IF([.H49]&lt;&gt;[.I49];[.H49];&quot;&quot;);CONCATENATE(IF([.I49]=&quot;Identifier&quot;;&quot;ID&quot;;IF([.I49]=&quot;Text&quot;;&quot;&quot;;[.I49]))));&quot; &quot;;&quot;&quot;);&quot;'&quot;;&quot;&quot;)" office:value-type="string" table:style-name="ce4" office:string-value="AllowanceCharge">
            <text:p>AllowanceCharge</text:p>
          </table:table-cell>
          <table:table-cell office:value-type="string" table:style-name="ce10" office:string-value="Credit Note. Allowance Charge">
            <text:p>Credit Note. Allowance Charge</text:p>
          </table:table-cell>
          <table:table-cell table:style-name="ce10" office:value-type="string" office:string-value=""/>
          <table:table-cell office:value-type="string" table:style-name="ce10" office:string-value="Credit Note">
            <text:p>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9]" office:value-type="string" table:style-name="ce10" office:string-value="Allowance Charge">
            <text:p>Allowance Charge</text:p>
          </table:table-cell>
          <table:table-cell office:value-type="string" table:style-name="ce10"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Allowance Charge">
            <text:p>Allowance Charg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0]=&quot;Universally Unique&quot;;&quot;UU&quot;;[.E50]);[.F50];IF([.H50]&lt;&gt;[.I50];[.H50];&quot;&quot;);CONCATENATE(IF([.I50]=&quot;Identifier&quot;;&quot;ID&quot;;IF([.I50]=&quot;Text&quot;;&quot;&quot;;[.I50]))));&quot; &quot;;&quot;&quot;);&quot;'&quot;;&quot;&quot;)" office:value-type="string" table:style-name="ce4" office:string-value="TaxTotal">
            <text:p>TaxTotal</text:p>
          </table:table-cell>
          <table:table-cell office:value-type="string" table:style-name="ce10" office:string-value="Credit Note. Tax Total">
            <text:p>Credit Note. Tax Total</text:p>
          </table:table-cell>
          <table:table-cell table:style-name="ce10" office:value-type="string" office:string-value=""/>
          <table:table-cell office:value-type="string" table:style-name="ce10" office:string-value="Credit Note">
            <text:p>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50]"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amount of a specific type of tax.">
            <text:p>The total amount of a specific type of tax.</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1]=&quot;Universally Unique&quot;;&quot;UU&quot;;[.E51]);[.F51];IF([.H51]&lt;&gt;[.I51];[.H51];&quot;&quot;);CONCATENATE(IF([.I51]=&quot;Identifier&quot;;&quot;ID&quot;;IF([.I51]=&quot;Text&quot;;&quot;&quot;;[.I51]))));&quot; &quot;;&quot;&quot;);&quot;'&quot;;&quot;&quot;)" office:value-type="string" table:style-name="ce4" office:string-value="LegalMonetaryTotal">
            <text:p>LegalMonetaryTotal</text:p>
          </table:table-cell>
          <table:table-cell office:value-type="string" table:style-name="ce10" office:string-value="Credit Note. Legal_ Monetary Total. Monetary Total">
            <text:p>Credit Note. Legal_ Monetary Total. Monetary Total</text:p>
          </table:table-cell>
          <table:table-cell table:style-name="ce10" office:value-type="string" office:string-value=""/>
          <table:table-cell office:value-type="string" table:style-name="ce10" office:string-value="Credit Note">
            <text:p>Credit Note</text:p>
          </table:table-cell>
          <table:table-cell office:value-type="string" table:style-name="ce10" office:string-value="Legal">
            <text:p>Legal</text:p>
          </table:table-cell>
          <table:table-cell table:style-name="ce10" office:value-type="string" office:string-value=""/>
          <table:table-cell table:style-name="ce10" office:value-type="string" office:string-value=""/>
          <table:table-cell table:formula="of:=[.M51]" office:value-type="string" table:style-name="ce10" office:string-value="Monetary Total">
            <text:p>Monetary Total</text:p>
          </table:table-cell>
          <table:table-cell office:value-type="string" table:style-name="ce10"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Monetary Total">
            <text:p>Monetary Total</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total amount payable on the Credit Note, including allowances, charges, and taxes.">
            <text:p>The total amount payable on the Credit Note, including allowances, charges, and taxes.</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2]=&quot;Universally Unique&quot;;&quot;UU&quot;;[.E52]);[.F52];IF([.H52]&lt;&gt;[.I52];[.H52];&quot;&quot;);CONCATENATE(IF([.I52]=&quot;Identifier&quot;;&quot;ID&quot;;IF([.I52]=&quot;Text&quot;;&quot;&quot;;[.I52]))));&quot; &quot;;&quot;&quot;);&quot;'&quot;;&quot;&quot;)" office:value-type="string" table:style-name="ce4" office:string-value="CreditNoteLine">
            <text:p>CreditNoteLine</text:p>
          </table:table-cell>
          <table:table-cell office:value-type="string" table:style-name="ce10" office:string-value="Credit Note. Credit Note Line">
            <text:p>Credit Note. Credit Note Line</text:p>
          </table:table-cell>
          <table:table-cell table:style-name="ce10" office:value-type="string" office:string-value=""/>
          <table:table-cell office:value-type="string" table:style-name="ce10" office:string-value="Credit Note">
            <text:p>Cred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52]" office:value-type="string" table:style-name="ce10" office:string-value="Credit Note Line">
            <text:p>Credit Note Line</text:p>
          </table:table-cell>
          <table:table-cell office:value-type="string" table:style-name="ce10" office:string-value="Credit Note Line">
            <text:p>Credit Note Lin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redit Note Line">
            <text:p>Credit Note Line</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 Credit Note line.">
            <text:p>A Credit Note lin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